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0900003FAB000018E9CEAC819D.svm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>
      <style:text-properties style:font-name="Consolas" fo:font-size="10pt" style:font-size-asian="10pt" style:font-size-complex="10pt"/>
    </style:style>
    <style:style style:name="P5" style:family="paragraph" style:parent-style-name="Standard">
      <style:paragraph-properties fo:background-color="#e6e6ff">
        <style:background-image/>
      </style:paragraph-properties>
      <style:text-properties fo:color="#000000" style:font-name="Consolas" fo:font-size="10pt" style:font-size-asian="10pt" style:font-size-complex="10pt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 fo:break-before="page"/>
    </style:style>
    <style:style style:name="T1" style:family="text">
      <style:text-properties officeooo:rsid="002107cf"/>
    </style:style>
    <style:style style:name="T2" style:family="text">
      <style:text-properties officeooo:rsid="002196db"/>
    </style:style>
    <style:style style:name="T3" style:family="text">
      <style:text-properties officeooo:rsid="0023741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ewhall BulkSummarizer v1.<text:span text:style-name="T2">1.0</text:span></text:p>
      <text:p text:style-name="Standard"><text:tab/>For use with Newhall XML files.</text:p>
      <text:p text:style-name="Standard"><text:tab/><text:span text:style-name="T2">September</text:span> <text:span text:style-name="T2">9</text:span>th, 2011</text:p>
      <text:p text:style-name="Standard"/>
      <text:h text:style-name="Heading_20_1" text:outline-level="1">About:</text:h>
      <text:p text:style-name="Text_20_body"/>
      <text:p text:style-name="Text_20_body"><text:tab/>The BulkSummarizer is a small tool meant to be used in conjunction with Newhall XML-formatted files. <text:s/>The tool will take in a directory that contains Newhall XML files that have been run through the model (XML files not run will not be processed), and compile a summar report in a CSV file format.</text:p>
      <text:p text:style-name="Text_20_body"/>
      <text:h text:style-name="Heading_20_1" text:outline-level="1">Usage:</text:h>
      <text:p text:style-name="Text_20_body"/>
      <text:p text:style-name="P1"><draw:frame draw:style-name="fr1" draw:name="graphics1" text:anchor-type="paragraph" svg:width="6.4165in" svg:height="2.5102in" draw:z-index="0"><draw:image xlink:href="Pictures/2000000900003FAB000018E9CEAC819D.svm" xlink:type="simple" xlink:show="embed" xlink:actuate="onLoad"/></draw:frame></text:p>
      <text:p text:style-name="P2"><text:tab/>To run a summary report, you need to begin by selecting a directory that is filled with Newhall XML files. <text:s/>You can do this by pressing the first "..." button below where it asks you to specify such a directory. <text:s/>This will bring up a directory selection dialog. <text:s/>From here you can select any directory on your local filesystems. <text:s/>Once you select a directory, its absolute file path will show up next to the first "..." button.</text:p>
      <text:p text:style-name="P2"/>
      <text:p text:style-name="P2"><text:tab/>Next, you must specify where the CSV report needs to go. <text:s/>You can do this by clicking the second "..." button, below where it asks you to specify such a path. <text:s/>You can either navigate to a directory where you want a new CSV file to go to, or you can select an existing file to completely overwrite with new result, which the tool will warn you of. <text:s/>Once you have selected a path for the CSV file to go, its absolute path will show up next to the second "..." button.</text:p>
      <text:p text:style-name="P2"/>
      <text:p text:style-name="P2"><text:tab/>The final step is to click the "Summarize to CSV" button. <text:s/>The tool will now take each XML file in that directory, and attempt to read it. <text:s/>Make sure the file suffix of the XML files is ".xml", although it does not need to be case-sensitive ("*.XmL" is valid, for example). <text:s/>Should any of the files not fit the correct format (Eg, not a Newhall XML file, or XML file hasn't been processed yet), it will be skipped over.</text:p>
      <text:p text:style-name="P7"><text:tab/>Any errors that are encountered by the tool are displayed at the lower left of the tool's window. <text:s/>Such errors include warnings about invalid folder paths (Eg, you may have specified a folder and then deleted it), and similar problems with the CSV save location (Eg, on a flash drive, but then you removed the flash drive).</text:p>
      <text:p text:style-name="P2"/>
      <text:p text:style-name="P2"><text:tab/><text:span text:style-name="T2">While running a batch, the window will update the status display as to its progress processing the XML files. <text:s/>The current number file it is on, plus an overall percentage of progress will be presented, and then cleared upon completion.</text:span></text:p>
      <text:p text:style-name="P2"><text:span text:style-name="T2"/></text:p>
      <text:p text:style-name="P2"><text:tab/>This status display will <text:span text:style-name="T3">then</text:span> tell you the results of processing your directory full of XML files. <text:s/>A successful run will report that it has processed a number of valid XML files, out of a total number of XML files located. <text:s/>XML files that could not be successfully processed are merely skipped over, and do not disrupt the rest of the results.</text:p>
      <text:p text:style-name="P2"/>
      <text:p text:style-name="P2"><text:tab/>The resulting CSV file can then be opened in most spreadsheet programs, or parsed by other programs and scripts for further processing.</text:p>
      <text:p text:style-name="P2"/>
      <text:h text:style-name="Heading_20_1" text:outline-level="1">License:</text:h>
      <text:p text:style-name="Text_20_body"/>
      <text:p text:style-name="Text_20_body"><text:tab/>This tool is under the same license as the main Newhall project, the three-clause, or "New BSD" license, which is as follows:</text:p>
      <text:p text:style-name="P4"/>
      <text:p text:style-name="P5">Newhall BulkSummarizer 1.<text:span text:style-name="T3">1</text:span>.<text:span text:style-name="T3">0</text:span>, Copyright (C) 2011 </text:p>
      <text:p text:style-name="P5">United States Department of Agriculture - Natural Resources Conservation Service, </text:p>
      <text:p text:style-name="P5">Penn State University Center for Environmental Informatics</text:p>
      <text:p text:style-name="P5">All rights reserved.</text:p>
      <text:p text:style-name="P5"/>
      <text:p text:style-name="P5">Redistribution and use in source and binary forms, with or without</text:p>
      <text:p text:style-name="P5">modification, are permitted provided that the following conditions are met:</text:p>
      <text:p text:style-name="P5"><text:s text:c="4"/>* Redistributions of source code must retain the above copyright</text:p>
      <text:p text:style-name="P5"><text:s text:c="6"/>notice, this list of conditions and the following disclaimer.</text:p>
      <text:p text:style-name="P5"><text:s text:c="4"/>* Redistributions in binary form must reproduce the above copyright</text:p>
      <text:p text:style-name="P5"><text:s text:c="6"/>notice, this list of conditions and the following disclaimer in the</text:p>
      <text:p text:style-name="P5"><text:s text:c="6"/>documentation and/or other materials provided with the distribution.</text:p>
      <text:p text:style-name="P5"><text:s text:c="4"/>* Neither the name of the &lt;organization&gt; nor the</text:p>
      <text:p text:style-name="P5"><text:s text:c="6"/>names of its contributors may be used to endorse or promote products</text:p>
      <text:p text:style-name="P5"><text:s text:c="6"/>derived from this software without specific prior written permission.</text:p>
      <text:p text:style-name="P5"/>
      <text:p text:style-name="P5">THIS SOFTWARE IS PROVIDED BY THE COPYRIGHT HOLDERS AND CONTRIBUTORS "AS IS" AND</text:p>
      <text:p text:style-name="P5">ANY EXPRESS OR IMPLIED WARRANTIES, INCLUDING, BUT NOT LIMITED TO, THE IMPLIED</text:p>
      <text:p text:style-name="P5">WARRANTIES OF MERCHANTABILITY AND FITNESS FOR A PARTICULAR PURPOSE ARE</text:p>
      <text:p text:style-name="P5">DISCLAIMED. IN NO EVENT SHALL &lt;COPYRIGHT HOLDER&gt; BE LIABLE FOR ANY</text:p>
      <text:p text:style-name="P5">DIRECT, INDIRECT, INCIDENTAL, SPECIAL, EXEMPLARY, OR CONSEQUENTIAL DAMAGES</text:p>
      <text:p text:style-name="P5">(INCLUDING, BUT NOT LIMITED TO, PROCUREMENT OF SUBSTITUTE GOODS OR SERVICES;</text:p>
      <text:p text:style-name="P5">LOSS OF USE, DATA, OR PROFITS; OR BUSINESS INTERRUPTION) HOWEVER CAUSED AND</text:p>
      <text:p text:style-name="P5">ON ANY THEORY OF LIABILITY, WHETHER IN CONTRACT, STRICT LIABILITY, OR TORT</text:p>
      <text:p text:style-name="P5">(INCLUDING NEGLIGENCE OR OTHERWISE) ARISING IN ANY WAY OUT OF THE USE OF THIS</text:p>
      <text:p text:style-name="P5">SOFTWARE, EVEN IF ADVISED OF THE POSSIBILITY OF SUCH DAMAGE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21M11S</meta:editing-duration>
    <meta:editing-cycles>16</meta:editing-cycles>
    <meta:generator>OpenOffice.org/3.2$Unix OpenOffice.org_project/320m19$Build-9505</meta:generator>
    <dc:date>2011-09-09T18:03:00</dc:date>
    <dc:creator>E. Waltman</dc:creator>
    <meta:document-statistic meta:table-count="0" meta:image-count="1" meta:object-count="0" meta:page-count="2" meta:paragraph-count="39" meta:word-count="757" meta:character-count="4513"/>
    <meta:user-defined meta:name="Info 1"/>
    <meta:user-defined meta:name="Info 2"/>
    <meta:user-defined meta:name="Info 3"/>
    <meta:user-defined meta:name="Info 4"/>
  </office:meta>
</office:document-meta>
</file>